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711" officeooo:paragraph-rsid="001e7711"/>
    </style:style>
    <style:style style:name="P2" style:family="paragraph" style:parent-style-name="Standard">
      <style:text-properties officeooo:rsid="001f5618" officeooo:paragraph-rsid="001f5618"/>
    </style:style>
    <style:style style:name="T1" style:family="text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mat se tomu, co sem ti poslal, <text:span text:style-name="T1">ten zbytek nemá cenu zatim delat, když vubec nevim, jak to udelat u toho jednoho...</text:span></text:p>
      <text:p text:style-name="P1"/>
      <text:p text:style-name="P1">- <text:span text:style-name="T1">N</text:span>emuzu prijitna to, kdzy mas ten obrazek, jak bys udelal t<text:span text:style-name="T1">ri texty pod sebou,jak je vubec das pod sebe a kazdej z nich specialne umistit, napr jeden do pravyho horniho rohu, další dolu doleva atd.</text:span></text:p>
      <text:p text:style-name="P1"><text:span text:style-name="T1"/></text:p>
      <text:p text:style-name="P1"><text:span text:style-name="T1">- Pak ty mezery mezi obrazkama(vim ze se to dela pres ten margin a padding, ale abych je zaroven seradil u tich 4 mensich.</text:span></text:p>
      <text:p text:style-name="P1"><text:span text:style-name="T1"/></text:p>
      <text:p text:style-name="P1"><text:span text:style-name="T1"/></text:p>
      <text:p text:style-name="P2"><text:span text:style-name="T1">Plus je mi jasny, ze ty tridy mam spatne, ale když sem to chtel dat do jedny u tich prvnich textu, tak se mi zase porad davaji vedle sebe…. </text:span></text:p>
      <text:p text:style-name="P2"><text:span text:style-name="T1"/></text:p>
      <text:p text:style-name="P2"><text:span text:style-name="T1">To samy u tich obrazku, jestli mi nemuzes napsat tu strukturu priblizne, z toho inspectu to neumim vycist, tam sem maximalne schopnej zjistit font margin atd… a obrazk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1S</meta:editing-duration>
    <meta:editing-cycles>3</meta:editing-cycles>
    <meta:generator>LibreOffice/5.4.4.2$Windows_X86_64 LibreOffice_project/2524958677847fb3bb44820e40380acbe820f960</meta:generator>
    <dc:date>2020-04-19T16:26:47.272000000</dc:date>
    <meta:document-statistic meta:table-count="0" meta:image-count="0" meta:object-count="0" meta:page-count="1" meta:paragraph-count="5" meta:word-count="139" meta:character-count="746" meta:non-whitespace-character-count="611"/>
    <meta:user-defined meta:name="Info 1"/>
    <meta:user-defined meta:name="Info 2"/>
    <meta:user-defined meta:name="Info 3"/>
    <meta:user-defined meta:name="Info 4"/>
  </office:meta>
</office:document-meta>
</file>